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00f" officeooo:paragraph-rsid="0005e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Ntizer</text:p>
      <text:p text:style-name="P1"/>
      <text:p text:style-name="P1">Das Unterstützungspaket fNtizer dient einem Moderatoren bei der Durchführung eines Verfahrens des Freiwilligen Nutzungstausch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1:37:48.074898053</meta:creation-date>
    <dc:date>2016-11-16T11:41:11.932226858</dc:date>
    <meta:editing-duration>PT3M24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" meta:word-count="15" meta:character-count="135" meta:non-whitespace-character-count="120"/>
  </office:meta>
</office:document-meta>
</file>